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opacity="50%" draw:textarea-horizontal-align="left" draw:auto-grow-height="true" draw:auto-grow-width="true" fo:min-height="0cm" fo:min-width="0cm" draw:shadow-opacity="50%"/>
    </style:style>
    <style:style style:name="gr3" style:family="graphic" style:parent-style-name="standard">
      <style:graphic-properties svg:stroke-color="#ff0000"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style-name="Regular" style:font-family-generic="swiss" style:font-pitch="variable"/>
    </style:style>
    <style:style style:name="T1" style:family="text">
      <style:text-properties fo:font-family="Helvetica" style:font-style-name="Regular" style:font-family-generic="swiss" style:font-pitch="variable" fo:font-size="18pt" style:font-size-asian="18pt" style:font-size-complex="18pt"/>
    </style:style>
    <style:style style:name="T2" style:family="text">
      <style:text-properties fo:font-family="Helvetica" style:font-style-name="Regular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123cm" svg:x="0.086cm" svg:y="1.217cm">
          <draw:image xlink:href="../../../../../../../../Desktop/Screen%20shot%202010-07-06%20at%2011.29.21.png" xlink:type="simple" xlink:show="embed" xlink:actuate="onLoad">
            <text:p/>
          </draw:image>
        </draw:frame>
        <draw:frame draw:style-name="gr2" draw:text-style-name="P2" draw:layer="layout" svg:width="8.6cm" svg:height="1.381cm" svg:x="8.2cm" svg:y="0.283cm">
          <draw:text-box>
            <text:p text:style-name="P1"><text:span text:style-name="T1">Object Inspector</text:span></text:p>
            <text:p text:style-name="P1"><text:span text:style-name="T2">Displays hierarchy of objects on form</text:span></text:p>
          </draw:text-box>
        </draw:frame>
        <draw:frame draw:style-name="gr2" draw:text-style-name="P2" draw:layer="layout" svg:width="8.71cm" svg:height="1.381cm" svg:x="0.1cm" svg:y="12.383cm">
          <draw:text-box>
            <text:p text:style-name="P1"><text:span text:style-name="T1">Widget Box</text:span></text:p>
            <text:p text:style-name="P1"><text:span text:style-name="T2">Provides selection of widgets, layouts</text:span></text:p>
          </draw:text-box>
        </draw:frame>
        <draw:frame draw:style-name="gr2" draw:text-style-name="P2" draw:layer="layout" svg:width="8.685cm" svg:height="1.381cm" svg:x="10.415cm" svg:y="12.383cm">
          <draw:text-box>
            <text:p text:style-name="P1"><text:span text:style-name="T1">Property Editor</text:span></text:p>
            <text:p text:style-name="P1"><text:span text:style-name="T2">Displays properties of selected object</text:span></text:p>
          </draw:text-box>
        </draw:frame>
        <draw:line draw:style-name="gr3" draw:layer="layout" svg:x1="17.1cm" svg:y1="12.4cm" svg:x2="16.6cm" svg:y2="9.9cm">
          <text:p/>
        </draw:line>
        <draw:line draw:style-name="gr3" draw:layer="layout" svg:x1="12.6cm" svg:y1="1.7cm" svg:x2="13.6cm" svg:y2="3.9cm">
          <text:p/>
        </draw:line>
        <draw:line draw:style-name="gr3" draw:layer="layout" svg:x1="4.6cm" svg:y1="12.4cm" svg:x2="4.1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7T15:10:22</meta:creation-date>
    <dc:date>2010-07-06T11:36:52</dc:date>
    <meta:editing-duration>PT00H21M40S</meta:editing-duration>
    <meta:editing-cycles>6</meta:editing-cycles>
    <meta:generator>OpenOffice.org/3.2$Unix OpenOffice.org_project/320m12$Build-9483</meta:generator>
    <meta:document-statistic meta:object-count="7"/>
  </office:meta>
</office:document-meta>
</file>